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language="ru" fo:country="RU" fo:font-weight="bold" officeooo:rsid="000c2bc7" officeooo:paragraph-rsid="0000aa0c" style:font-size-asian="21pt" style:font-weight-asian="bold" style:font-size-complex="2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4pt" fo:language="ru" fo:country="RU" fo:font-weight="bold" officeooo:rsid="0000aa0c" officeooo:paragraph-rsid="0000aa0c" style:font-size-asian="21pt" style:font-weight-asian="bold" style:font-size-complex="2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language="ru" fo:country="RU" fo:font-weight="normal" officeooo:rsid="0000aa0c" officeooo:paragraph-rsid="0000aa0c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fo:language="ru" fo:country="RU" fo:font-weight="normal" officeooo:rsid="00013e99" officeooo:paragraph-rsid="0000aa0c" style:font-size-asian="12.25pt" style:font-weight-asian="normal" style:font-size-complex="14pt" style:font-weight-complex="normal"/>
    </style:style>
    <style:style style:name="P5" style:family="paragraph" style:parent-style-name="Standard">
      <style:text-properties officeooo:paragraph-rsid="0002ff47"/>
    </style:style>
    <style:style style:name="P6" style:family="paragraph" style:parent-style-name="Standard">
      <style:text-properties officeooo:rsid="00042946" officeooo:paragraph-rsid="00042946"/>
    </style:style>
    <style:style style:name="P7" style:family="paragraph" style:parent-style-name="Standard">
      <style:text-properties officeooo:rsid="0004a7d6" officeooo:paragraph-rsid="0004a7d6"/>
    </style:style>
    <style:style style:name="P8" style:family="paragraph" style:parent-style-name="Standard">
      <style:text-properties officeooo:rsid="000740bd" officeooo:paragraph-rsid="000c005d"/>
    </style:style>
    <style:style style:name="P9" style:family="paragraph" style:parent-style-name="Standard">
      <style:text-properties officeooo:rsid="000b3c13" officeooo:paragraph-rsid="000b8130"/>
    </style:style>
    <style:style style:name="P10" style:family="paragraph" style:parent-style-name="Standard">
      <style:text-properties officeooo:rsid="000b3c13" officeooo:paragraph-rsid="000bb817"/>
    </style:style>
    <style:style style:name="P11" style:family="paragraph" style:parent-style-name="Standard">
      <style:text-properties officeooo:rsid="000c005d" officeooo:paragraph-rsid="000c005d"/>
    </style:style>
    <style:style style:name="P12" style:family="paragraph" style:parent-style-name="Standard">
      <style:text-properties fo:font-size="14pt" fo:language="ru" fo:country="RU" fo:font-weight="normal" officeooo:rsid="00013e99" style:font-size-asian="14pt" style:font-weight-asian="normal" style:font-size-complex="14pt" style:font-weight-complex="normal"/>
    </style:style>
    <style:style style:name="P13" style:family="paragraph" style:parent-style-name="Standard">
      <style:text-properties fo:font-size="14pt" fo:language="ru" fo:country="RU" fo:font-weight="normal" officeooo:rsid="0002ff47" officeooo:paragraph-rsid="0002ff47" style:font-size-asian="14pt" style:font-weight-asian="normal" style:font-size-complex="14pt" style:font-weight-complex="normal"/>
    </style:style>
    <style:style style:name="P14" style:family="paragraph" style:parent-style-name="Standard">
      <style:text-properties fo:font-size="14pt" fo:language="ru" fo:country="RU" fo:font-weight="normal" officeooo:rsid="00042946" officeooo:paragraph-rsid="0002ff47" style:font-size-asian="14pt" style:font-weight-asian="normal" style:font-size-complex="14pt" style:font-weight-complex="normal"/>
    </style:style>
    <style:style style:name="P15" style:family="paragraph" style:parent-style-name="Standard">
      <style:text-properties fo:font-size="14pt" fo:language="ru" fo:country="RU" fo:font-weight="normal" officeooo:rsid="00042946" officeooo:paragraph-rsid="00042946" style:font-size-asian="14pt" style:font-weight-asian="normal" style:font-size-complex="14pt" style:font-weight-complex="normal"/>
    </style:style>
    <style:style style:name="P16" style:family="paragraph" style:parent-style-name="Standard">
      <style:text-properties fo:font-size="14pt" fo:language="ru" fo:country="RU" fo:font-weight="normal" officeooo:rsid="0004a7d6" officeooo:paragraph-rsid="0004a7d6" style:font-size-asian="14pt" style:font-weight-asian="normal" style:font-size-complex="14pt" style:font-weight-complex="normal"/>
    </style:style>
    <style:style style:name="P17" style:family="paragraph" style:parent-style-name="Standard">
      <style:text-properties fo:font-size="14pt" fo:language="ru" fo:country="RU" fo:font-weight="normal" officeooo:rsid="0005cc6f" officeooo:paragraph-rsid="0004a7d6" style:font-size-asian="14pt" style:font-weight-asian="normal" style:font-size-complex="14pt" style:font-weight-complex="normal"/>
    </style:style>
    <style:style style:name="P18" style:family="paragraph" style:parent-style-name="Standard" style:list-style-name="L1">
      <style:text-properties fo:font-size="14pt" fo:language="ru" fo:country="RU" fo:font-weight="normal" officeooo:rsid="0005cc6f" officeooo:paragraph-rsid="0004a7d6" style:font-size-asian="14pt" style:font-weight-asian="normal" style:font-size-complex="14pt" style:font-weight-complex="normal"/>
    </style:style>
    <style:style style:name="P19" style:family="paragraph" style:parent-style-name="Standard">
      <style:text-properties fo:font-size="14pt" fo:language="ru" fo:country="RU" fo:font-weight="normal" officeooo:rsid="000740bd" officeooo:paragraph-rsid="000740bd" style:font-size-asian="14pt" style:font-weight-asian="normal" style:font-size-complex="14pt" style:font-weight-complex="normal"/>
    </style:style>
    <style:style style:name="P20" style:family="paragraph" style:parent-style-name="Standard">
      <style:text-properties fo:font-size="14pt" fo:language="ru" fo:country="RU" fo:font-weight="normal" officeooo:rsid="000b3c13" officeooo:paragraph-rsid="0007a329" style:font-size-asian="14pt" style:font-weight-asian="normal" style:font-size-complex="14pt" style:font-weight-complex="normal"/>
    </style:style>
    <style:style style:name="P21" style:family="paragraph" style:parent-style-name="Standard">
      <style:text-properties fo:font-size="14pt" fo:language="ru" fo:country="RU" fo:font-weight="normal" officeooo:rsid="000b3c13" officeooo:paragraph-rsid="000b3c13" style:font-size-asian="14pt" style:font-weight-asian="normal" style:font-size-complex="14pt" style:font-weight-complex="normal"/>
    </style:style>
    <style:style style:name="P22" style:family="paragraph" style:parent-style-name="Standard">
      <style:text-properties fo:font-size="14pt" fo:language="ru" fo:country="RU" fo:font-weight="normal" officeooo:rsid="000b8130" officeooo:paragraph-rsid="000b8130" style:font-size-asian="14pt" style:font-weight-asian="normal" style:font-size-complex="14pt" style:font-weight-complex="normal"/>
    </style:style>
    <style:style style:name="P23" style:family="paragraph" style:parent-style-name="Standard">
      <style:text-properties fo:font-size="14pt" fo:language="ru" fo:country="RU" fo:font-weight="normal" officeooo:rsid="000bb817" officeooo:paragraph-rsid="000bb817" style:font-size-asian="14pt" style:font-weight-asian="normal" style:font-size-complex="14pt" style:font-weight-complex="normal"/>
    </style:style>
    <style:style style:name="P24" style:family="paragraph" style:parent-style-name="Standard">
      <style:text-properties fo:font-size="14pt" fo:language="ru" fo:country="RU" fo:font-weight="normal" officeooo:rsid="000c005d" officeooo:paragraph-rsid="000c005d" style:font-size-asian="14pt" style:font-weight-asian="normal" style:font-size-complex="14pt" style:font-weight-complex="normal"/>
    </style:style>
    <style:style style:name="P25" style:family="paragraph" style:parent-style-name="Standard" style:list-style-name="L1">
      <style:text-properties officeooo:rsid="000740bd" officeooo:paragraph-rsid="000740bd"/>
    </style:style>
    <style:style style:name="T1" style:family="text">
      <style:text-properties officeooo:rsid="0000aa0c"/>
    </style:style>
    <style:style style:name="T2" style:family="text"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T3" style:family="text">
      <style:text-properties fo:font-size="14pt" fo:language="ru" fo:country="RU" fo:font-weight="normal" officeooo:rsid="00013e99" style:font-size-asian="14pt" style:font-weight-asian="normal" style:font-size-complex="14pt" style:font-weight-complex="normal"/>
    </style:style>
    <style:style style:name="T4" style:family="text">
      <style:text-properties fo:font-size="14pt" fo:language="ru" fo:country="RU" fo:font-weight="normal" officeooo:rsid="0002ff47" style:font-size-asian="14pt" style:font-weight-asian="normal" style:font-size-complex="14pt" style:font-weight-complex="normal"/>
    </style:style>
    <style:style style:name="T5" style:family="text">
      <style:text-properties fo:font-size="14pt" fo:language="ru" fo:country="RU" fo:font-weight="normal" officeooo:rsid="00042946" style:font-size-asian="14pt" style:font-weight-asian="normal" style:font-size-complex="14pt" style:font-weight-complex="normal"/>
    </style:style>
    <style:style style:name="T6" style:family="text">
      <style:text-properties fo:font-size="14pt" fo:language="ru" fo:country="RU" fo:font-weight="normal" officeooo:rsid="0004a7d6" style:font-size-asian="14pt" style:font-weight-asian="normal" style:font-size-complex="14pt" style:font-weight-complex="normal"/>
    </style:style>
    <style:style style:name="T7" style:family="text">
      <style:text-properties fo:font-size="14pt" fo:language="ru" fo:country="RU" fo:font-weight="normal" officeooo:rsid="0005cc6f" style:font-size-asian="14pt" style:font-weight-asian="normal" style:font-size-complex="14pt" style:font-weight-complex="normal"/>
    </style:style>
    <style:style style:name="T8" style:family="text">
      <style:text-properties fo:font-size="14pt" fo:language="ru" fo:country="RU" fo:font-weight="normal" officeooo:rsid="0007a329" style:font-size-asian="14pt" style:font-weight-asian="normal" style:font-size-complex="14pt" style:font-weight-complex="normal"/>
    </style:style>
    <style:style style:name="T9" style:family="text">
      <style:text-properties fo:font-size="14pt" fo:language="ru" fo:country="RU" fo:font-weight="normal" officeooo:rsid="0007e0ba" style:font-size-asian="14pt" style:font-weight-asian="normal" style:font-size-complex="14pt" style:font-weight-complex="normal"/>
    </style:style>
    <style:style style:name="T10" style:family="text">
      <style:text-properties fo:font-size="14pt" fo:language="ru" fo:country="RU" fo:font-weight="normal" officeooo:rsid="000968ec" style:font-size-asian="14pt" style:font-weight-asian="normal" style:font-size-complex="14pt" style:font-weight-complex="normal"/>
    </style:style>
    <style:style style:name="T11" style:family="text">
      <style:text-properties fo:font-size="14pt" fo:language="ru" fo:country="RU" fo:font-weight="normal" officeooo:rsid="000b10ed" style:font-size-asian="14pt" style:font-weight-asian="normal" style:font-size-complex="14pt" style:font-weight-complex="normal"/>
    </style:style>
    <style:style style:name="T12" style:family="text">
      <style:text-properties fo:font-size="14pt" fo:language="ru" fo:country="RU" fo:font-weight="normal" officeooo:rsid="000b3c13" style:font-size-asian="14pt" style:font-weight-asian="normal" style:font-size-complex="14pt" style:font-weight-complex="normal"/>
    </style:style>
    <style:style style:name="T13" style:family="text">
      <style:text-properties fo:font-size="14pt" fo:language="ru" fo:country="RU" fo:font-weight="normal" officeooo:rsid="000b8130" style:font-size-asian="14pt" style:font-weight-asian="normal" style:font-size-complex="14pt" style:font-weight-complex="normal"/>
    </style:style>
    <style:style style:name="T14" style:family="text">
      <style:text-properties fo:font-size="14pt" fo:language="ru" fo:country="RU" fo:font-weight="normal" officeooo:rsid="000bb817" style:font-size-asian="14pt" style:font-weight-asian="normal" style:font-size-complex="14pt" style:font-weight-complex="normal"/>
    </style:style>
    <style:style style:name="T15" style:family="text">
      <style:text-properties fo:font-size="14pt" fo:language="ru" fo:country="RU" fo:font-weight="normal" officeooo:rsid="000c005d" style:font-size-asian="14pt" style:font-weight-asian="normal" style:font-size-complex="14pt" style:font-weight-complex="normal"/>
    </style:style>
    <style:style style:name="T16" style:family="text">
      <style:text-properties fo:font-size="14pt" fo:language="ru" fo:country="RU" style:font-size-asian="14pt" style:font-size-complex="14pt"/>
    </style:style>
    <style:style style:name="T17" style:family="text">
      <style:text-properties fo:font-size="14pt" fo:language="ru" fo:country="RU" officeooo:rsid="00013e99" style:font-size-asian="14pt" style:font-size-complex="14pt"/>
    </style:style>
    <style:style style:name="T18" style:family="text">
      <style:text-properties fo:font-size="14pt" fo:language="ru" fo:country="RU" fo:font-weight="bold" officeooo:rsid="00013e99" style:font-size-asian="14pt" style:font-weight-asian="bold" style:font-size-complex="14pt" style:font-weight-complex="bold"/>
    </style:style>
    <style:style style:name="T19" style:family="text">
      <style:text-properties fo:font-size="14pt" fo:language="ru" fo:country="RU" fo:font-weight="bold" officeooo:rsid="0002ff47" style:font-size-asian="14pt" style:font-weight-asian="bold" style:font-size-complex="14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Задание <text:span text:style-name="T1">3</text:span></text:p>
      <text:p text:style-name="P2">Фактчекинг</text:p>
      <text:p text:style-name="P2"/>
      <text:p text:style-name="P3">1. Кем и когда создано видео? Появлялось ли оно но других сайтах?</text:p>
      <text:p text:style-name="P3"><text:s text:c="4"/>Где первоисточник?</text:p>
      <text:p text:style-name="P4"/>
      <text:p text:style-name="Standard"><text:span text:style-name="T16"><text:tab/></text:span><text:span text:style-name="T17">Видео, скорее всего, изначально было выложено в интернет </text:span><text:span text:style-name="T18">18 марта в 9:42 <text:tab/>утра </text:span><text:span text:style-name="T3">в социальной сети </text:span><text:a xlink:type="simple" xlink:href="https://www.facebook.com/linopolimeni/videos/2643292139126830/" text:style-name="Internet_20_link" text:visited-style-name="Visited_20_Internet_20_Link">Facebook</text:a><text:span text:style-name="T3">. </text:span></text:p>
      <text:p text:style-name="P12"/>
      <text:p text:style-name="P5"><text:span text:style-name="T3"><text:tab/></text:span><text:span text:style-name="T4">9 днями позже, </text:span><text:span text:style-name="T19">27 марта</text:span><text:span text:style-name="T4">, данное видео было «залито»</text:span><text:span text:style-name="T3"> на платформу <text:tab/></text:span><text:a xlink:type="simple" xlink:href="https://www.youtube.com/watch?v=bdohlD9btoA" text:style-name="Internet_20_link" text:visited-style-name="Visited_20_Internet_20_Link">YouTube</text:a><text:span text:style-name="T3"> </text:span><text:span text:style-name="T4">с прикреплением русских субтитров</text:span><text:span text:style-name="T3"> </text:span><text:span text:style-name="T4">аккаунтом, <text:tab/>зарегистрированным, видимо, по случайному совпадению, тоже </text:span><text:span text:style-name="T19">27 марта</text:span><text:span text:style-name="T4">. <text:tab/>Этот аккаунт на сегодняшний день не выложил ни одного другого видео.</text:span></text:p>
      <text:p text:style-name="P13"/>
      <text:p text:style-name="P5"><text:span text:style-name="T4"><text:tab/>Также я нашел упоминания об этом ролике: </text:span><text:a xlink:type="simple" xlink:href="https://rg.ru/2020/03/20/italianskij-zhurnalist-pristydil-merkel-i-makrona.html" text:style-name="Internet_20_link" text:visited-style-name="Visited_20_Internet_20_Link">здесь</text:a><text:span text:style-name="T4">, </text:span><text:a xlink:type="simple" xlink:href="https://cont.ws/@politforums/1625762" text:style-name="Internet_20_link" text:visited-style-name="Visited_20_Internet_20_Link">здесь</text:a><text:span text:style-name="T5">, </text:span><text:a xlink:type="simple" xlink:href="http://rusnod.ru/video/poleznei-peredachi/2020/03/28/poleznei-peredachi_14307.html" text:style-name="Internet_20_link" text:visited-style-name="Visited_20_Internet_20_Link">здесь</text:a><text:span text:style-name="T5">, </text:span><text:a xlink:type="simple" xlink:href="https://www.pinterest.nz/pin/234327986851130283/" text:style-name="Internet_20_link" text:visited-style-name="Visited_20_Internet_20_Link">здесь</text:a><text:span text:style-name="T5"> и </text:span><text:a xlink:type="simple" xlink:href="https://berczn.ru/lino-polimeni-siamo-noi-italiani-perevod-guiliavoga_14dac0eb2.html" text:style-name="Internet_20_link" text:visited-style-name="Visited_20_Internet_20_Link">здесь</text:a><text:span text:style-name="T5">. </text:span></text:p>
      <text:p text:style-name="P14"/>
      <text:p text:style-name="P15">2. На кого оно направлено?</text:p>
      <text:p text:style-name="P15"/>
      <text:p text:style-name="P6"><text:span text:style-name="T2"><text:tab/>Весьма </text:span><text:span text:style-name="T6">любопытно</text:span><text:span text:style-name="T2">, но из всех просмотренных источников мне удалось <text:tab/>найти либо оригинал на итальянском, либо смонтированн</text:span><text:span text:style-name="T6">ый ролик с <text:tab/>прикреплением русских субтитров. Ни перевода, ни альтернативных <text:tab/>субтитров не было. То есть видео направлено на итальянскую и русскую <text:tab/>аудиторию. </text:span></text:p>
      <text:p text:style-name="P13"/>
      <text:p text:style-name="P7"><text:span text:style-name="T4">3. </text:span><text:span text:style-name="T2">Какова цель видео?</text:span></text:p>
      <text:p text:style-name="P16"/>
      <text:p text:style-name="P7"><text:span text:style-name="T2"><text:tab/></text:span><text:span text:style-name="T7">Я нахожу несколько целей у данного ролика: </text:span></text:p>
      <text:p text:style-name="P17"><text:tab/></text:p>
      <text:list xml:id="list7783457494026565356" text:style-name="L1">
        <text:list-item>
          <text:p text:style-name="P18">Итальянский журналист, который является первоисточником, хочет заработать на трагедии и «подняться» с помощью видеоролика.</text:p>
        </text:list-item>
      </text:list>
      <text:p text:style-name="P17"/>
      <text:list xml:id="list152760143947633" text:continue-numbering="true" text:style-name="L1">
        <text:list-item>
          <text:p text:style-name="P25"><text:span text:style-name="T7">В</text:span><text:span text:style-name="T2">селить мысль о разделении в общество на «мы» и «они».</text:span></text:p>
        </text:list-item>
      </text:list>
      <text:p text:style-name="P19"/>
      <text:p text:style-name="P19">4. Является ли информация в видео достоверной?</text:p>
      <text:p text:style-name="P19"/>
      <text:p text:style-name="P8"><text:span text:style-name="T2"><text:tab/>В основном нет. </text:span><text:span text:style-name="T8">Во-первых, а</text:span><text:span text:style-name="T2">вторы видео напрочь закрывает глаза на <text:tab/>глобальность катастрофы, глупо полагая, что трагедия случилась <text:tab/>исключительно в Италии. </text:span><text:span text:style-name="T8">Во-вторых, видео приводит не корректные <text:tab/>исторические факты. </text:span></text:p>
      <text:p text:style-name="P8"><text:soft-page-break/><text:span text:style-name="T8"><text:tab/></text:span><text:span text:style-name="T9">Да, дороги</text:span><text:span text:style-name="T8"> </text:span><text:span text:style-name="T9">и вправду были</text:span><text:span text:style-name="T8"> «придуманы» в Древнем Риме, </text:span><text:span text:style-name="T9">но что касается <text:tab/>всего остального — это заслуги Греции. «Мы самоотверженно заботимся о <text:tab/>более 70% культурного наследия мирового искусства...». Ложь. Кроме <text:tab/>Италии также существуют: Франция, Германия, Англия… Которые внесли <text:tab/>огромную лепту в развитие мировой культуры, но и не менее усердно <text:tab/>оберегают </text:span><text:span text:style-name="T10">унаследованное мировое искусство. </text:span><text:span text:style-name="T11">Да, Италия, конечно, может <text:tab/>похвастаться количеством выдающихся ученых, художников и музыкантов, <text:tab/>но ведь в других странах их не меньше: Томас Эдисон (американец), Джеймс <text:tab/>Максвелл (шотландец), Альберт Эйнштейн (немец), Исаак Ньютон <text:tab/>(англичанин), Леонард Эйлер (</text:span><text:span text:style-name="T12">швейцар). </text:span></text:p>
      <text:p text:style-name="P20"/>
      <text:p text:style-name="P21">5. Присутствуют ли в видео признаки манипуляции и дезинформации?</text:p>
      <text:p text:style-name="P21"/>
      <text:p text:style-name="P9"><text:span text:style-name="T2"><text:tab/>Да, </text:span><text:span text:style-name="T13">ролик</text:span><text:span text:style-name="T2"> несет крайне негативный и манипулятивный характер. Возможно, <text:tab/>при создании видео, автора изначально не задумывались какими дураками <text:tab/>они выставят Италию, и хотели отчаянно попросить помощи, но <text:tab/>агрессивный текст, </text:span><text:span text:style-name="T13">который ассоциирует страну, скорее, с обиженным <text:tab/>ребенком, </text:span><text:span text:style-name="T15">который начал кидаться песком в глаза,</text:span><text:span text:style-name="T13"> срубает весь здравый <text:tab/>смысл под корню. </text:span></text:p>
      <text:p text:style-name="P22"><text:tab/></text:p>
      <text:p text:style-name="P22"><text:tab/>Идея о разделении «мы» от «они», которую агитирует видео, является <text:tab/>источником, в лучшем случае, разногласий, а в худшем — целый войн. </text:p>
      <text:p text:style-name="P22"><text:tab/></text:p>
      <text:p text:style-name="P10"><text:span text:style-name="T13"><text:tab/></text:span><text:span text:style-name="T14">Также видео почему-то скрывает информацию о том, что на самом деле до <text:tab/>такой плачевной ситуации страну довели как ее правительство, так и ее <text:tab/>жители, а не соседние державы, которые «отказались» помогать Италии. <text:tab/></text:span></text:p>
      <text:p text:style-name="P23"><text:tab/>Ведь можно было посмотреть на ситуацию в Китае и принять <text:tab/>ограничивающие законы намного раньше. Видео находит проблемы у <text:tab/>других, а свои, которые лежат под носом, не замечает.</text:p>
      <text:p text:style-name="P22"><text:tab/></text:p>
      <text:p text:style-name="P11"><text:span text:style-name="T13">6. </text:span><text:span text:style-name="T2">Какие эмоции у вас вызвало данное видео?</text:span></text:p>
      <text:p text:style-name="P24"/>
      <text:p text:style-name="P24"><text:tab/>Эмоции смешанные, но больше негативные. </text:p>
      <text:p text:style-name="P24"><text:tab/></text:p>
      <text:p text:style-name="P24"><text:tab/>Если авторы хотели попросить помощи, то следовало бы просить помощи, а <text:tab/>не бросаться обвинениями.</text:p>
      <text:p text:style-name="P24"/>
      <text:p text:style-name="P24"><text:tab/>А так, я нахожу это видео очень хорошей демонстрацией того, как делать не <text:tab/>стоит, и отличным обучающим примером критичного восприятия <text:tab/>информации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0T12:35:07.345953097</meta:creation-date>
    <dc:date>2020-04-10T15:27:58.426959689</dc:date>
    <meta:editing-duration>PT8M17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2" meta:paragraph-count="30" meta:word-count="466" meta:character-count="3310" meta:non-whitespace-character-count="2802"/>
  </office:meta>
</office:document-meta>
</file>